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margin-left="0cm" fo:margin-right="0cm" fo:text-indent="0cm" style:auto-text-indent="false" style:writing-mode="lr-tb"/>
    </style:style>
    <style:style style:name="P3" style:family="paragraph" style:parent-style-name="Text_20_body">
      <style:paragraph-properties fo:margin-left="0cm" fo:margin-right="0cm" fo:text-indent="0cm" style:auto-text-indent="false" style:writing-mode="lr-tb"/>
      <style:text-properties fo:background-color="transparent"/>
    </style:style>
    <style:style style:name="P4" style:family="paragraph" style:parent-style-name="Text_20_body">
      <style:paragraph-properties fo:margin-left="0cm" fo:margin-right="0cm" fo:text-indent="0cm" style:auto-text-indent="false" fo:break-before="page" style:writing-mode="lr-tb"/>
      <style:text-properties fo:background-color="transparent"/>
    </style:style>
    <style:style style:name="P5" style:family="paragraph" style:parent-style-name="Text_20_body" style:list-style-name="L1">
      <style:paragraph-properties fo:margin-left="0cm" fo:margin-right="0cm" fo:text-indent="0cm" style:auto-text-indent="false" fo:padding="0cm" fo:border="none" style:writing-mode="lr-tb"/>
      <style:text-properties fo:background-color="transparent"/>
    </style:style>
    <style:style style:name="P6" style:family="paragraph" style:parent-style-name="Text_20_body" style:list-style-name="L6">
      <style:paragraph-properties fo:margin-left="0cm" fo:margin-right="0cm" fo:text-indent="0cm" style:auto-text-indent="false" fo:padding="0cm" fo:border="none" style:writing-mode="lr-tb"/>
      <style:text-properties fo:background-color="transparent"/>
    </style:style>
    <style:style style:name="P7" style:family="paragraph" style:parent-style-name="Text_20_body" style:list-style-name="L7">
      <style:paragraph-properties fo:margin-left="0cm" fo:margin-right="0cm" fo:text-indent="0cm" style:auto-text-indent="false" fo:padding="0cm" fo:border="none" style:writing-mode="lr-tb"/>
      <style:text-properties fo:background-color="transparent"/>
    </style:style>
    <style:style style:name="P8" style:family="paragraph" style:parent-style-name="Text_20_body" style:list-style-name="L10">
      <style:paragraph-properties fo:margin-left="0cm" fo:margin-right="0cm" fo:text-indent="0cm" style:auto-text-indent="false" fo:padding="0cm" fo:border="none" style:writing-mode="lr-tb"/>
      <style:text-properties fo:background-color="transparent"/>
    </style:style>
    <style:style style:name="P9" style:family="paragraph" style:parent-style-name="Text_20_body" style:list-style-name="L2">
      <style:paragraph-properties fo:margin-left="0cm" fo:margin-right="0cm" fo:text-indent="0cm" style:auto-text-indent="false" fo:padding="0cm" fo:border="none" style:writing-mode="lr-tb"/>
    </style:style>
    <style:style style:name="P10" style:family="paragraph" style:parent-style-name="Text_20_body" style:list-style-name="L3">
      <style:paragraph-properties fo:margin-left="0cm" fo:margin-right="0cm" fo:text-indent="0cm" style:auto-text-indent="false" fo:padding="0cm" fo:border="none" style:writing-mode="lr-tb"/>
    </style:style>
    <style:style style:name="P11" style:family="paragraph" style:parent-style-name="Text_20_body" style:list-style-name="L4">
      <style:paragraph-properties fo:margin-left="0cm" fo:margin-right="0cm" fo:text-indent="0cm" style:auto-text-indent="false" fo:padding="0cm" fo:border="none" style:writing-mode="lr-tb"/>
    </style:style>
    <style:style style:name="P12" style:family="paragraph" style:parent-style-name="Text_20_body" style:list-style-name="L5">
      <style:paragraph-properties fo:margin-left="0cm" fo:margin-right="0cm" fo:text-indent="0cm" style:auto-text-indent="false" fo:padding="0cm" fo:border="none" style:writing-mode="lr-tb"/>
    </style:style>
    <style:style style:name="P13" style:family="paragraph" style:parent-style-name="Text_20_body" style:list-style-name="L8">
      <style:paragraph-properties fo:margin-left="0cm" fo:margin-right="0cm" fo:text-indent="0cm" style:auto-text-indent="false" fo:padding="0cm" fo:border="none" style:writing-mode="lr-tb"/>
    </style:style>
    <style:style style:name="P14" style:family="paragraph" style:parent-style-name="Text_20_body" style:list-style-name="L9">
      <style:paragraph-properties fo:margin-left="0cm" fo:margin-right="0cm" fo:text-indent="0cm" style:auto-text-indent="false" fo:padding="0cm" fo:border="none" style:writing-mode="lr-tb"/>
    </style:style>
    <style:style style:name="T1" style:family="text">
      <style:text-properties fo:background-color="transparent" loext:char-shading-value="0"/>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docs-internal-guid-71f6b8b2-7fff-5506-1682-ecd022db28da"/>Objetivo 1</text:p>
      <text:p text:style-name="P3">Montar nuestro setup</text:p>
      <text:list text:style-name="L1">
        <text:list-item>
          <text:p text:style-name="P5">Comparativa entre diferentes lenguajes</text:p>
          <text:list>
            <text:list-item>
              <text:p text:style-name="P5">C++</text:p>
            </text:list-item>
            <text:list-item>
              <text:p text:style-name="P5">C#</text:p>
            </text:list-item>
            <text:list-item>
              <text:p text:style-name="P5">Java</text:p>
            </text:list-item>
            <text:list-item>
              <text:p text:style-name="P5">Python</text:p>
            </text:list-item>
          </text:list>
        </text:list-item>
        <text:list-item>
          <text:p text:style-name="P5">Python</text:p>
          <text:list>
            <text:list-item>
              <text:p text:style-name="P5">3.8 para arriba</text:p>
            </text:list-item>
          </text:list>
        </text:list-item>
        <text:list-item>
          <text:p text:style-name="P5">IDE</text:p>
          <text:list>
            <text:list-item>
              <text:p text:style-name="P5">Eclipse</text:p>
            </text:list-item>
          </text:list>
        </text:list-item>
        <text:list-item>
          <text:p text:style-name="P5">Git</text:p>
        </text:list-item>
        <text:list-item>
          <text:p text:style-name="P5">Docker</text:p>
          <text:list>
            <text:list-item>
              <text:p text:style-name="P5">Docker-compose</text:p>
            </text:list-item>
          </text:list>
        </text:list-item>
        <text:list-item>
          <text:p text:style-name="P5">Monitorización</text:p>
          <text:list>
            <text:list-item>
              <text:p text:style-name="P5">pyvmmonitor</text:p>
            </text:list-item>
          </text:list>
        </text:list-item>
      </text:list>
      <text:p text:style-name="Standard"/>
      <text:p text:style-name="P4"><text:bookmark text:name="docs-internal-guid-f8b0b86c-7fff-a382-84fa-61742b2efe90"/>Existen varios tipos de arquitecturas de software que se utilizan en el diseño y desarrollo de sistemas. Aquí hay algunos ejemplos de arquitecturas de software comunes:</text:p>
      <text:list text:style-name="L2">
        <text:list-item>
          <text:p text:style-name="P9"><text:span text:style-name="T1">Arquitectura Monolítica: Es un enfoque tradicional en el que todo el sistema se desarrolla como una sola unidad. Todas las funcionalidades están interconectadas y ejecutan en un solo proceso. Es simple de implementar, pero puede volverse complejo y difícil de mantener a medida que el sistema crece.</text:span></text:p>
        </text:list-item>
        <text:list-item>
          <text:p text:style-name="P9"><text:span text:style-name="T1">Arquitectura Cliente-Servidor: Se basa en la separación de responsabilidades entre el cliente y el servidor. El cliente solicita servicios o recursos al servidor, que los proporciona y responde a las peticiones. Esta arquitectura permite la escalabilidad y distribución de los componentes del sistema.</text:span></text:p>
        </text:list-item>
        <text:list-item>
          <text:p text:style-name="P9"><text:span text:style-name="T1">Arquitectura de Capas: Organiza el sistema en capas lógicas y separadas, donde cada capa tiene una responsabilidad específica. Las capas se comunican entre sí a través de interfaces bien definidas. Por ejemplo, la arquitectura de tres capas (presentación, lógica de negocio y acceso a datos) es común en aplicaciones empresariales.</text:span></text:p>
        </text:list-item>
        <text:list-item>
          <text:p text:style-name="P9"><text:span text:style-name="T1">Arquitectura Orientada a Servicios (SOA): Se centra en la creación de servicios independientes y reutilizables que se pueden invocar a través de interfaces estándar, generalmente utilizando servicios web. Los servicios se combinan para cumplir con los requisitos de negocio más amplios. SOA fomenta la interoperabilidad y flexibilidad.</text:span></text:p>
        </text:list-item>
        <text:list-item>
          <text:p text:style-name="P9"><text:span text:style-name="T1">Arquitectura basada en Microservicios: Es una evolución de la arquitectura orientada a servicios. Divide el sistema en pequeños servicios independientes y autónomos que se comunican a través de API bien definidas. Cada microservicio se puede desarrollar, implementar y escalar de forma independiente, lo que permite una mayor agilidad y mantenibilidad.</text:span></text:p>
        </text:list-item>
        <text:list-item>
          <text:p text:style-name="P9"><text:span text:style-name="T1">Arquitectura sin Servidor (Serverless): También conocida como arquitectura FaaS (Function-as-a-Service), se enfoca en la ejecución de funciones individuales en la nube sin preocuparse por la infraestructura subyacente. Las funciones se activan en respuesta a eventos y se escalan automáticamente según la demanda.</text:span></text:p>
        </text:list-item>
        <text:list-item>
          <text:p text:style-name="P9"><text:span text:style-name="T1">Arquitectura Event-Driven: Se basa en la generación, detección y reacción a eventos dentro del sistema. Los componentes se comunican a través de eventos, y las acciones se desencadenan en respuesta a esos eventos. Esta arquitectura permite un acoplamiento más débil y una mayor escalabilidad.</text:span></text:p>
        </text:list-item>
        <text:list-item>
          <text:p text:style-name="P9"><text:span text:style-name="T1">Arquitectura en Bus: Utiliza un bus de mensajes para permitir la comunicación entre los componentes del sistema. Los componentes envían y reciben mensajes a través del bus, lo que facilita la integración y la reutilización de los servicios.</text:span></text:p>
        </text:list-item>
        <text:list-item>
          <text:p text:style-name="P9"><text:span text:style-name="T1">Arquitectura Peer-to-Peer (P2P): En este tipo de arquitectura, los nodos o dispositivos en la red actúan tanto como clientes como servidores. No hay un servidor centralizado, y los nodos se comunican y comparten recursos directamente entre sí. Es comúnmente utilizado en aplicaciones de intercambio de archivos y sistemas distribuidos.</text:span></text:p>
        </text:list-item>
        <text:list-item>
          <text:p text:style-name="P9"><text:span text:style-name="T1">Arquitectura basada en Componentes: En esta arquitectura, los sistemas se componen de componentes reutilizables y autocontenidos, que encapsulan su propia lógica y datos. Los componentes se pueden combinar para formar aplicaciones más grandes y complejas.</text:span></text:p>
        </text:list-item>
        <text:list-item>
          <text:p text:style-name="P9"><text:soft-page-break/><text:span text:style-name="T1">Arquitectura de Tuberías y Filtros: Este enfoque divide el sistema en una secuencia de etapas o filtros conectados por tuberías. Cada filtro procesa los datos de entrada y los pasa al siguiente filtro a través de la tubería. Es útil para aplicaciones que implican una transformación o procesamiento secuencial de datos, como el análisis de texto o el procesamiento de imágenes.</text:span></text:p>
        </text:list-item>
        <text:list-item>
          <text:p text:style-name="P9"><text:span text:style-name="T1">Arquitectura Basada en Reglas: En esta arquitectura, se utilizan reglas y motores de reglas para tomar decisiones y ejecutar acciones. Las reglas son declarativas y se utilizan para representar el conocimiento o las políticas del sistema. Es común en sistemas de gestión de reglas empresariales y sistemas expertos.</text:span></text:p>
        </text:list-item>
        <text:list-item>
          <text:p text:style-name="P9"><text:span text:style-name="T1">Arquitectura de Middleware: Se refiere a una capa de software intermedia que proporciona servicios y funcionalidades comunes para las aplicaciones. El middleware facilita la comunicación y la interoperabilidad entre sistemas distribuidos y heterogéneos.</text:span></text:p>
        </text:list-item>
        <text:list-item>
          <text:p text:style-name="P9"><text:span text:style-name="T1">Arquitectura Basada en Eventos y CQRS: Combina la arquitectura orientada a eventos con el patrón CQRS (Command Query Responsibility Segregation). Los eventos se utilizan para comunicar y reaccionar a cambios dentro del sistema, mientras que CQRS separa las operaciones de lectura y escritura en diferentes modelos de datos. Es común en sistemas de alta escalabilidad y rendimiento.</text:span></text:p>
        </text:list-item>
        <text:list-item>
          <text:p text:style-name="P9"><text:span text:style-name="T1">Arquitectura de Inteligencia Artificial (IA): Se centra en el diseño y desarrollo de sistemas que utilizan técnicas de IA, como aprendizaje automático (machine learning), redes neuronales, algoritmos genéticos, entre otros. Esta arquitectura implica la integración de componentes de IA en el sistema para realizar tareas complejas, como reconocimiento de voz, procesamiento de imágenes o recomendaciones personalizadas.</text:span></text:p>
        </text:list-item>
        <text:list-item>
          <text:p text:style-name="P9"><text:span text:style-name="T1">Arquitectura de Microkernel: En este enfoque, el núcleo del sistema contiene solo las funcionalidades básicas, mientras que los servicios y componentes adicionales se ejecutan como procesos separados fuera del núcleo. Esto permite una mayor modularidad y extensibilidad del sistema.</text:span></text:p>
        </text:list-item>
        <text:list-item>
          <text:p text:style-name="P9"><text:span text:style-name="T1">Arquitectura de Proveedor de Servicios (Service Provider): En esta arquitectura, el sistema se compone de un proveedor de servicios centralizado que ofrece funcionalidades y recursos a los clientes. Los clientes utilizan interfaces definidas para acceder a los servicios proporcionados por el proveedor.</text:span></text:p>
        </text:list-item>
        <text:list-item>
          <text:p text:style-name="P9"><text:span text:style-name="T1">Arquitectura de Almacén de Datos (Data Warehouse): Esta arquitectura se utiliza en sistemas de análisis y reportes, donde los datos se extraen, transforman y cargan (ETL) desde múltiples fuentes a un almacén centralizado. Los datos se organizan de manera que sean óptimos para el análisis y la generación de informes.</text:span></text:p>
        </text:list-item>
        <text:list-item>
          <text:p text:style-name="P9"><text:span text:style-name="T1">Arquitectura basada en Contenedores: En este enfoque, las aplicaciones se empacan en contenedores ligeros y portátiles que incluyen todo lo necesario para su ejecución, como el código, las dependencias y la configuración. Los contenedores ofrecen una mayor flexibilidad y reproducibilidad en el despliegue de aplicaciones.</text:span></text:p>
        </text:list-item>
        <text:list-item>
          <text:p text:style-name="P9"><text:span text:style-name="T1">Arquitectura sin Estado (Stateless): En esta arquitectura, el sistema no mantiene ningún estado o información sobre las interacciones anteriores. Cada solicitud se maneja de forma independiente, sin depender de las solicitudes anteriores. Esto permite una mayor escalabilidad y distribución del sistema.</text:span></text:p>
        </text:list-item>
        <text:list-item>
          <text:p text:style-name="P9"><text:soft-page-break/><text:span text:style-name="T1">Arquitectura de Espacios de Nombres (Namespaces): Este enfoque utiliza espacios de nombres para organizar y aislar los componentes y recursos del sistema. Cada espacio de nombres tiene su propio contexto y conjunto de componentes, lo que facilita la modularidad y la gestión del sistema.</text:span></text:p>
        </text:list-item>
        <text:list-item>
          <text:p text:style-name="P9"><text:span text:style-name="T1">Arquitectura de Comunicación Directa (Direct Communication): En esta arquitectura, los componentes del sistema se comunican directamente entre sí sin pasar a través de un intermediario centralizado. Cada componente tiene conocimiento directo de los demás y puede intercambiar información y mensajes de manera eficiente.</text:span></text:p>
        </text:list-item>
        <text:list-item>
          <text:p text:style-name="P9"><text:span text:style-name="T1">Arquitectura de Procesamiento en Lote (Batch Processing): En esta arquitectura, se procesan grandes volúmenes de datos de manera secuencial y en lotes. Los datos se recopilan, procesan y generan resultados en lotes periódicos. Es comúnmente utilizado en aplicaciones de informes, análisis y procesamiento de grandes conjuntos de datos.</text:span></text:p>
        </text:list-item>
        <text:list-item>
          <text:p text:style-name="P9"><text:span text:style-name="T1">Arquitectura de Bus de Servicio (Service Bus): En esta arquitectura, se utiliza un bus de servicios como intermediario para permitir la comunicación y el intercambio de datos entre los componentes del sistema. Los componentes se conectan al bus y pueden enviar y recibir mensajes de forma asincrónica.</text:span></text:p>
        </text:list-item>
        <text:list-item>
          <text:p text:style-name="P9"><text:span text:style-name="T1">Arquitectura de Contenedor (Container-based): En este enfoque, las aplicaciones se dividen en componentes más pequeños y se ejecutan dentro de contenedores. Los contenedores proporcionan un entorno aislado para la ejecución de los componentes, lo que facilita su implementación, escalabilidad y portabilidad.</text:span></text:p>
        </text:list-item>
        <text:list-item>
          <text:p text:style-name="P9"><text:span text:style-name="T1">Arquitectura de Streaming: En esta arquitectura, los datos se procesan y se transmiten en tiempo real a medida que se generan. Se utiliza en casos donde la baja latencia y el procesamiento continuo de datos son fundamentales, como en aplicaciones de transmisión de video, análisis de datos en tiempo real y sistemas de monitorización.</text:span></text:p>
        </text:list-item>
        <text:list-item>
          <text:p text:style-name="P9"><text:span text:style-name="T1">Arquitectura Basada en Reglas de Negocio: En este enfoque, se utiliza un motor de reglas para modelar y ejecutar las reglas de negocio del sistema. El motor de reglas permite la gestión y el control centralizado de las reglas, lo que facilita la adaptabilidad y la flexibilidad del sistema ante cambios en las reglas empresariales.</text:span></text:p>
        </text:list-item>
        <text:list-item>
          <text:p text:style-name="P9"><text:span text:style-name="T1">Arquitectura Basada en Grafos: En esta arquitectura, los datos se representan y se almacenan en forma de grafo, donde los nodos representan entidades y las aristas representan relaciones entre ellas. Es comúnmente utilizado en sistemas de recomendación, redes sociales, análisis de redes y motores de búsqueda.</text:span></text:p>
        </text:list-item>
        <text:list-item>
          <text:p text:style-name="P9"><text:span text:style-name="T1">Arquitectura de Autoescalado (Autoscaling): Esta arquitectura permite que la infraestructura del sistema se ajuste automáticamente según las demandas de carga de trabajo. El sistema puede escalar hacia arriba o hacia abajo, añadiendo o reduciendo recursos según sea necesario, para mantener un rendimiento óptimo y una alta disponibilidad.</text:span></text:p>
        </text:list-item>
        <text:list-item>
          <text:p text:style-name="P9"><text:span text:style-name="T1">Arquitectura de Código Abierto (Open Source): En esta arquitectura, el software se desarrolla y se distribuye bajo una licencia de código abierto. Permite a los usuarios acceder, modificar y redistribuir el código fuente del software. Es comúnmente utilizado en proyectos comunitarios y colaborativos.</text:span></text:p>
        </text:list-item>
        <text:list-item>
          <text:p text:style-name="P9"><text:soft-page-break/><text:span text:style-name="T1">Arquitectura de Federación: En esta arquitectura, sistemas independientes y autónomos se unen para formar una federación, donde cada sistema mantiene su propia base de datos y lógica empresarial. Se utilizan interfaces y protocolos estándar para permitir la interoperabilidad entre los sistemas federados.</text:span></text:p>
        </text:list-item>
        <text:list-item>
          <text:p text:style-name="P9"><text:span text:style-name="T1">Arquitectura In-Memory: En este enfoque, los datos se almacenan y se acceden en memoria principal (RAM) en lugar de utilizar sistemas de almacenamiento tradicionales como bases de datos en disco. Esto proporciona un acceso más rápido a los datos y es común en aplicaciones que requieren un rendimiento extremadamente rápido, como las aplicaciones financieras y de comercio en línea.</text:span></text:p>
        </text:list-item>
        <text:list-item>
          <text:p text:style-name="P9"><text:span text:style-name="T1">Arquitectura de Big Data: Esta arquitectura se utiliza en sistemas que manejan grandes volúmenes de datos, conocidos como "Big Data". Se basa en tecnologías y plataformas especializadas que permiten el procesamiento, almacenamiento y análisis eficientes de datos masivos.</text:span></text:p>
        </text:list-item>
        <text:list-item>
          <text:p text:style-name="P9"><text:span text:style-name="T1">Arquitectura de Realidad Virtual (VR): En esta arquitectura, se desarrollan sistemas que ofrecen experiencias inmersivas en entornos virtuales. Involucra el uso de dispositivos de visualización, seguimiento de movimiento y procesamiento de gráficos avanzados para crear entornos virtuales interactivos.</text:span></text:p>
        </text:list-item>
        <text:list-item>
          <text:p text:style-name="P9"><text:span text:style-name="T1">Arquitectura basada en Inteligencia Artificial Distribuida (Distributed AI): En este enfoque, la inteligencia artificial se distribuye y se ejecuta en múltiples nodos o dispositivos en lugar de estar centralizada en un único sistema. Permite la colaboración y el procesamiento distribuido de tareas de inteligencia artificial, lo que facilita la escalabilidad y el rendimiento.</text:span></text:p>
        </text:list-item>
        <text:list-item>
          <text:p text:style-name="P9"><text:span text:style-name="T1">Arquitectura sin Conexión (Offline): En esta arquitectura, las aplicaciones se diseñan para funcionar sin una conexión constante a Internet o a una red. Los datos y funcionalidades se almacenan localmente en el dispositivo y se sincronizan con los servicios en línea cuando hay conexión disponible. Es común en aplicaciones móviles y de escritorio que necesitan funcionar en entornos sin conexión.</text:span></text:p>
        </text:list-item>
        <text:list-item>
          <text:p text:style-name="P9"><text:span text:style-name="T1">Arquitectura de Microservicios (Microservices): En esta arquitectura, una aplicación se divide en servicios independientes y autónomos que se comunican entre sí a través de interfaces bien definidas. Cada servicio se enfoca en una función específica y puede ser desarrollado, desplegado y escalado de forma independiente. Es común en entornos de desarrollo ágil y escalabilidad horizontal.</text:span></text:p>
        </text:list-item>
        <text:list-item>
          <text:p text:style-name="P9"><text:span text:style-name="T1">Arquitectura de Contenedorización (Containerization): En este enfoque, las aplicaciones se encapsulan en contenedores ligeros y portátiles que contienen todo lo necesario para su ejecución, incluyendo el código, las dependencias y la configuración. Los contenedores proporcionan un entorno consistente y reproducible, lo que facilita la implementación y el despliegue en diferentes entornos.</text:span></text:p>
        </text:list-item>
        <text:list-item>
          <text:p text:style-name="P9"><text:span text:style-name="T1">Arquitectura de Despliegue Continuo (Continuous Deployment): En esta arquitectura, los cambios en el código se implementan y despliegan automáticamente en producción de forma frecuente y continua. Se utilizan prácticas como integración continua, pruebas automatizadas y despliegue automatizado para permitir una entrega rápida y confiable de software.</text:span></text:p>
        </text:list-item>
        <text:list-item>
          <text:p text:style-name="P9"><text:soft-page-break/><text:span text:style-name="T1">Arquitectura sin Servidor (Serverless): En este enfoque, la infraestructura subyacente necesaria para ejecutar las aplicaciones se gestiona automáticamente por el proveedor de servicios en la nube. Los desarrolladores solo se centran en escribir y desplegar el código de la aplicación, sin preocuparse por la administración de servidores o la escala de recursos.</text:span></text:p>
        </text:list-item>
        <text:list-item>
          <text:p text:style-name="P9"><text:span text:style-name="T1">Arquitectura Orientada a Eventos (Event-driven): En esta arquitectura, los componentes del sistema interactúan y responden a eventos que ocurren dentro o fuera del sistema. Los eventos pueden ser notificaciones, cambios de estado, acciones del usuario, entre otros. Los componentes se comunican de manera asincrónica a través de eventos, lo que permite la escalabilidad y la adaptabilidad del sistema.</text:span></text:p>
        </text:list-item>
        <text:list-item>
          <text:p text:style-name="P9"><text:span text:style-name="T1">Arquitectura de Malla de Servicios (Service Mesh): En este enfoque, se utiliza una capa de malla de servicios para gestionar y controlar la comunicación entre los servicios de una aplicación distribuida. La malla de servicios ofrece funcionalidades como descubrimiento de servicios, seguridad, monitorización y manejo de errores de manera centralizada.</text:span></text:p>
        </text:list-item>
        <text:list-item>
          <text:p text:style-name="P9"><text:span text:style-name="T1">Arquitectura Basada en API (API-based): En esta arquitectura, los servicios y componentes se exponen a través de interfaces de programación de aplicaciones (API) bien definidas. Las API permiten la comunicación y la interoperabilidad entre diferentes sistemas y aplicaciones, lo que facilita la integración y la creación de ecosistemas de software.</text:span></text:p>
        </text:list-item>
        <text:list-item>
          <text:p text:style-name="P9"><text:span text:style-name="T1">Arquitectura de Capas (Layered): En esta arquitectura, los componentes del sistema se organizan en capas horizontales, donde cada capa tiene una responsabilidad específica. Las capas se comunican entre sí a través de interfaces bien definidas, lo que permite la separación de preocupaciones y facilita el mantenimiento y la evolución del sistema.</text:span></text:p>
        </text:list-item>
        <text:list-item>
          <text:p text:style-name="P9"><text:span text:style-name="T1">Arquitectura de Publicación/Suscripción (Publish/Subscribe): En este enfoque, los componentes del sistema se comunican a través de un mecanismo de publicación y suscripción. Los componentes publican eventos o mensajes, y otros componentes interesados se suscriben a ellos para recibir las notificaciones. Es comúnmente utilizado en sistemas de mensajería y aplicaciones de flujo de datos.</text:span></text:p>
        </text:list-item>
        <text:list-item>
          <text:p text:style-name="P9"><text:span text:style-name="T1">Arquitectura de Procesamiento en Tiempo Real (Real-time Processing): En esta arquitectura, los datos se procesan y se responden en tiempo real, lo que implica un procesamiento rápido y en tiempo cercano a la ocurrencia del evento. Se utiliza en aplicaciones que requieren respuestas inmediatas, como sistemas de transacciones financieras, sistemas de control de procesos y aplicaciones de monitoreo en tiempo real.</text:span></text:p>
        </text:list-item>
        <text:list-item>
          <text:p text:style-name="P9"><text:span text:style-name="T1">Arquitectura de Modelo-Vista-Controlador (Model-View-Controller, MVC): En este patrón arquitectónico, la lógica de negocio, la presentación y la interacción del usuario se dividen en tres componentes principales: el modelo (que representa los datos y la lógica), la vista (que muestra la interfaz de usuario) y el controlador (que maneja las interacciones y coordina el flujo de datos). Es comúnmente utilizado en aplicaciones web y de escritorio.</text:span></text:p>
        </text:list-item>
        <text:list-item>
          <text:p text:style-name="P9"><text:span text:style-name="T1">Arquitectura de Agente (Agent-based): En esta arquitectura, el sistema se compone de agentes autónomos que pueden tomar decisiones y realizar acciones de forma independiente. Los agentes pueden comunicarse entre sí y colaborar para lograr objetivos comunes. Es comúnmente utilizado en sistemas de inteligencia artificial distribuida y sistemas multiagente.</text:span></text:p>
        </text:list-item>
        <text:list-item>
          <text:p text:style-name="P9"><text:soft-page-break/><text:span text:style-name="T1">Arquitectura de Computación en la Nube (Cloud Computing): En este enfoque, los recursos y servicios de TI se entregan a través de internet bajo demanda. Los usuarios pueden acceder y utilizar servicios como almacenamiento, procesamiento y aplicaciones sin la necesidad de poseer o administrar infraestructuras físicas. Es comúnmente utilizado para escalar y gestionar aplicaciones de forma flexible.</text:span></text:p>
        </text:list-item>
        <text:list-item>
          <text:p text:style-name="P9"><text:span text:style-name="T1">Arquitectura de Internet de las Cosas (Internet of Things, IoT): En esta arquitectura, dispositivos físicos o "cosas" se conectan a internet y se comunican entre sí para intercambiar datos y realizar acciones. Los dispositivos pueden interactuar con aplicaciones y servicios en la nube, lo que permite la automatización y la inteligencia en entornos como hogares inteligentes, ciudades inteligentes y aplicaciones industriales.</text:span></text:p>
        </text:list-item>
      </text:list>
      <text:p text:style-name="P3">Estos son solo algunos ejemplos de arquitecturas de software. Cada una tiene sus propias características, ventajas y desafíos, y la elección de una arquitectura depende de los requisitos del sistema, la escalabilidad, la flexibilidad y otros factores relevantes.</text:p>
      <text:p text:style-name="Standard"/>
      <text:p text:style-name="P4"><text:bookmark text:name="docs-internal-guid-c1a0d0b4-7fff-f4ca-2f42-12aedb25623b"/>Conocer estructuras de datos</text:p>
      <text:p text:style-name="P3">Lineales</text:p>
      <text:list text:style-name="L3">
        <text:list-item>
          <text:p text:style-name="P10"><text:span text:style-name="T1">Arreglos (Arrays): Un arreglo es una estructura de datos que almacena una colección de elementos del mismo tipo en posiciones contiguas de memoria. Los elementos se acceden mediante un índice entero. Los arreglos tienen un tamaño fijo y se utilizan para almacenar conjuntos de elementos relacionados.</text:span></text:p>
        </text:list-item>
        <text:list-item>
          <text:p text:style-name="P10"><text:span text:style-name="T1">Listas enlazadas (Linked Lists): Una lista enlazada es una estructura de datos compuesta por nodos, donde cada nodo contiene un valor y un enlace al siguiente nodo de la lista. Las listas enlazadas pueden ser simples (cada nodo enlaza solo al siguiente) o dobles (cada nodo enlaza tanto al siguiente como al anterior). A diferencia de los arreglos, las listas enlazadas no requieren un espacio contiguo de memoria y pueden crecer o reducirse dinámicamente.</text:span></text:p>
        </text:list-item>
        <text:list-item>
          <text:p text:style-name="P10"><text:span text:style-name="T1">Pilas (Stacks): Una pila es una estructura de datos que sigue el principio de LIFO (Last-In, First-Out), lo que significa que el último elemento que se inserta es el primero en ser eliminado. Los elementos se agregan y eliminan solo desde la parte superior de la pila, lo que se conoce como operaciones push y pop, respectivamente.</text:span></text:p>
        </text:list-item>
        <text:list-item>
          <text:p text:style-name="P10"><text:span text:style-name="T1">Colas (Queues): Una cola es una estructura de datos que sigue el principio de FIFO (First-In, First-Out), lo que significa que el primer elemento que se inserta es el primero en ser eliminado. Los elementos se agregan al final de la cola y se eliminan desde el frente, lo que se conoce como operaciones enqueue y dequeue, respectivamente.</text:span></text:p>
        </text:list-item>
        <text:list-item>
          <text:p text:style-name="P10"><text:span text:style-name="T1">Colas de prioridad (Priority Queues): Una cola de prioridad es una estructura de datos donde cada elemento tiene asignada una prioridad. Los elementos se insertan en la cola de acuerdo con su prioridad y se eliminan en función de su prioridad relativa. Las colas de prioridad se pueden implementar utilizando diferentes estructuras de datos, como montículos (heaps) o árboles de búsqueda binaria balanceados.</text:span></text:p>
        </text:list-item>
        <text:list-item>
          <text:p text:style-name="P10"><text:span text:style-name="T1">Listas doblemente enlazadas (Doubly Linked Lists): Es similar a las listas enlazadas, pero en este caso cada nodo tiene un enlace tanto al nodo siguiente como al nodo anterior. Esto permite un recorrido bidireccional y la capacidad de eliminar elementos en ambos extremos de la lista de manera eficiente.</text:span></text:p>
        </text:list-item>
        <text:list-item>
          <text:p text:style-name="P10"><text:span text:style-name="T1">Colas dobles (Dequeues o Double-ended Queues): Un deque es una estructura de datos que combina las características de una pila y una cola. Permite la inserción y eliminación de elementos tanto en el frente como en el final de la estructura. Se puede ver como una lista en la que se pueden agregar y eliminar elementos desde ambos extremos.</text:span></text:p>
        </text:list-item>
        <text:list-item>
          <text:p text:style-name="P10"><text:span text:style-name="T1">Listas circulares (Circular Lists): En una lista circular, el último nodo de la lista enlaza con el primer nodo, creando así un ciclo. Esto permite un recorrido continuo en la lista sin llegar a un final. Puede ser un enlace circular simple o doble.</text:span></text:p>
        </text:list-item>
        <text:list-item>
          <text:p text:style-name="P10"><text:span text:style-name="T1">Vectores dinámicos (Dynamic Arrays): Son similares a los arreglos, pero con la capacidad de crecer o reducirse dinámicamente en tamaño durante la ejecución del programa. Los vectores dinámicos se implementan utilizando arreglos subyacentes, pero se maneja automáticamente el redimensionamiento y la asignación de memoria adicional cuando se necesita más espacio.</text:span></text:p>
        </text:list-item>
        <text:list-item>
          <text:p text:style-name="P10"><text:soft-page-break/><text:span text:style-name="T1">Colas de prioridad (Priority Queues): Además de mencionar las colas de prioridad anteriormente, hay diferentes implementaciones de colas de prioridad como los heaps binarios, heaps binomiales, heaps de Fibonacci, entre otros. Cada una de estas implementaciones tiene sus propias características y eficiencia en términos de tiempo de ejecución para las operaciones de inserción y eliminación.</text:span></text:p>
        </text:list-item>
      </text:list>
      <text:p text:style-name="P3">Tablas asociativas</text:p>
      <text:p text:style-name="P3">En el contexto de las estructuras de datos, no se utilizan específicamente "tablas asociativas" como en las bases de datos. Sin embargo, hay estructuras de datos que se pueden utilizar para establecer relaciones o asociaciones entre elementos. Algunos ejemplos de estructuras de datos asociativas son:</text:p>
      <text:list text:style-name="L4">
        <text:list-item>
          <text:p text:style-name="P11"><text:span text:style-name="T1">Diccionarios o Mapas: Son estructuras de datos que almacenan pares clave-valor, donde cada clave está asociada a un valor. Permiten acceder rápidamente a un valor dado su clave, lo que los hace eficientes para establecer relaciones entre elementos.</text:span></text:p>
        </text:list-item>
        <text:list-item>
          <text:p text:style-name="P11"><text:span text:style-name="T1">Conjuntos: Son estructuras de datos que almacenan elementos sin repetición y no tienen un orden específico. Los conjuntos pueden utilizarse para representar relaciones de pertenencia, donde se puede verificar si un elemento pertenece a un conjunto o no.</text:span></text:p>
        </text:list-item>
        <text:list-item>
          <text:p text:style-name="P11"><text:span text:style-name="T1">Grafos: Son estructuras de datos que consisten en un conjunto de nodos o vértices que se conectan mediante aristas o enlaces. Los grafos pueden utilizarse para representar relaciones complejas entre elementos, donde los nodos representan los elementos y las aristas representan las relaciones o conexiones entre ellos.</text:span></text:p>
        </text:list-item>
        <text:list-item>
          <text:p text:style-name="P11"><text:span text:style-name="T1">Listas de adyacencia: Es una estructura de datos utilizada para representar relaciones entre nodos en un grafo. Para cada nodo, se almacena una lista de los nodos adyacentes a él. Las listas de adyacencia se utilizan comúnmente en algoritmos de grafos para realizar operaciones eficientes en las relaciones entre nodos.</text:span></text:p>
        </text:list-item>
        <text:list-item>
          <text:p text:style-name="P11"><text:span text:style-name="T1">Árboles de búsqueda binaria: Son estructuras de datos jerárquicas donde cada nodo tiene un valor y dos hijos, uno a la izquierda y otro a la derecha. Los árboles de búsqueda binaria se utilizan para almacenar elementos de forma ordenada, lo que facilita la búsqueda eficiente.</text:span></text:p>
        </text:list-item>
        <text:list-item>
          <text:p text:style-name="P11"><text:span text:style-name="T1">Tries: También conocidos como árboles de prefijo, son estructuras de datos especializadas para almacenar y buscar palabras o cadenas de caracteres. Los tries permiten una búsqueda rápida de palabras y son utilizados en aplicaciones como motores de búsqueda y autocompletado de texto.</text:span></text:p>
        </text:list-item>
        <text:list-item>
          <text:p text:style-name="P11"><text:span text:style-name="T1">Tablas hash: Son estructuras de datos que utilizan una función hash para mapear claves a valores. Las tablas hash ofrecen una búsqueda y actualización rápida de los elementos almacenados, y se utilizan ampliamente para implementar diccionarios y bases de datos de alta velocidad.</text:span></text:p>
        </text:list-item>
        <text:list-item>
          <text:p text:style-name="P11"><text:span text:style-name="T1">Colas de prioridad: Son estructuras de datos en las que los elementos se organizan según una prioridad asociada. Los elementos de mayor prioridad se pueden acceder o eliminar antes que los de menor prioridad. Las colas de prioridad se utilizan en algoritmos de programación, como el algoritmo de Dijkstra y la ordenación por montículos (heapsort).</text:span></text:p>
        </text:list-item>
        <text:list-item>
          <text:p text:style-name="P11"><text:soft-page-break/><text:span text:style-name="T1">Grafos dirigidos: Son estructuras de datos que constan de un conjunto de nodos o vértices conectados por aristas dirigidas. Los grafos dirigidos se utilizan para representar relaciones direccionales, como relaciones de dependencia o jerarquías.</text:span></text:p>
        </text:list-item>
        <text:list-item>
          <text:p text:style-name="P11"><text:span text:style-name="T1">Grafos no dirigidos: Son estructuras de datos similares a los grafos dirigidos, pero en las aristas no se especifica una dirección. Los grafos no dirigidos se utilizan para representar relaciones simétricas, como conexiones de red o relaciones de amistad en redes sociales.</text:span></text:p>
        </text:list-item>
        <text:list-item>
          <text:p text:style-name="P11"><text:span text:style-name="T1">Matrices dispersas: Son estructuras de datos utilizadas para almacenar matrices que contienen una gran cantidad de elementos nulos o ceros. En lugar de almacenar todos los elementos, las matrices dispersas solo almacenan los elementos no nulos, ahorrando espacio de memoria. Se utilizan en aplicaciones donde se requiere una representación eficiente de matrices grandes y dispersas, como en el análisis de redes o sistemas de recomendación.</text:span></text:p>
        </text:list-item>
        <text:list-item>
          <text:p text:style-name="P11"><text:span text:style-name="T1">Árboles AVL: Son árboles de búsqueda binaria balanceados en los que se garantiza una altura balanceada en todo momento. Los árboles AVL se utilizan para lograr un tiempo de búsqueda y actualización eficiente, manteniendo la estructura del árbol equilibrada.</text:span></text:p>
        </text:list-item>
        <text:list-item>
          <text:p text:style-name="P11"><text:span text:style-name="T1">Grafos ponderados: Son grafos en los que las aristas tienen un peso o costo asociado. Se utilizan para representar situaciones en las que se requiere tener en cuenta la ponderación de las relaciones, como en problemas de rutas más cortas o árboles de expansión mínima.</text:span></text:p>
        </text:list-item>
        <text:list-item>
          <text:p text:style-name="P11"><text:span text:style-name="T1">Montículos (Heaps): Son estructuras de datos basadas en árboles completos que cumplen con una propiedad de ordenamiento específica. Los montículos se utilizan para mantener el elemento de mayor (o menor) valor en la raíz, lo que los hace útiles en problemas de prioridad y ordenación.</text:span></text:p>
        </text:list-item>
        <text:list-item>
          <text:p text:style-name="P11"><text:span text:style-name="T1">Grafos acíclicos dirigidos (DAG): Son grafos dirigidos sin ciclos, lo que significa que no hay una secuencia de aristas que forme un ciclo cerrado. Los DAG se utilizan en aplicaciones donde se deben modelar relaciones de dependencia o secuencialidad, como en la planificación de tareas o la resolución de dependencias en compiladores.</text:span></text:p>
        </text:list-item>
        <text:list-item>
          <text:p text:style-name="P11"><text:span text:style-name="T1">Grafos bipartitos: Son grafos cuyos nodos se pueden dividir en dos conjuntos disjuntos, y todas las aristas conectan nodos de diferentes conjuntos. Los grafos bipartitos se utilizan para modelar relaciones de "dos conjuntos" o "emparejamientos", y tienen aplicaciones en problemas de asignación y flujo en redes.</text:span></text:p>
        </text:list-item>
        <text:list-item>
          <text:p text:style-name="P11"><text:span text:style-name="T1">Árboles B: Son árboles de búsqueda generalizados que permiten más de un hijo por nodo y tienen una estructura balanceada. Los árboles B se utilizan en bases de datos y sistemas de archivos para mantener un acceso eficiente a grandes conjuntos de datos.</text:span></text:p>
        </text:list-item>
        <text:list-item>
          <text:p text:style-name="P11"><text:span text:style-name="T1">Grafos de flujo: Son grafos dirigidos donde las aristas tienen una capacidad y un flujo asociados. Se utilizan para modelar situaciones donde se debe maximizar o minimizar un flujo a través de la red, como en problemas de transporte o planificación de rutas.</text:span></text:p>
        </text:list-item>
        <text:list-item>
          <text:p text:style-name="P11"><text:span text:style-name="T1">Árboles de segmentos: Son estructuras de datos basadas en árboles que se utilizan para almacenar y consultar información sobre rangos de valores. Los árboles de segmentos permiten realizar consultas eficientes sobre intervalos, como obtener la suma, el mínimo o el máximo de un rango dado.</text:span></text:p>
        </text:list-item>
        <text:list-item>
          <text:p text:style-name="P11"><text:span text:style-name="T1">Tablas de dispersión (Hash Tables): Son estructuras de datos que utilizan una función hash para mapear claves a valores. Las tablas de dispersión ofrecen un tiempo de búsqueda y </text:span><text:soft-page-break/><text:span text:style-name="T1">actualización constante en promedio, lo que las hace eficientes para el acceso rápido a datos mediante claves.</text:span></text:p>
        </text:list-item>
        <text:list-item>
          <text:p text:style-name="P11"><text:span text:style-name="T1">Árboles de sufijos: Son estructuras de datos utilizadas en la manipulación de cadenas de texto. Permiten realizar búsquedas eficientes de patrones dentro de una cadena y se utilizan en aplicaciones como la búsqueda de texto, la compresión de datos y la bioinformática.</text:span></text:p>
        </text:list-item>
        <text:list-item>
          <text:p text:style-name="P11"><text:span text:style-name="T1">Grafos de intersección: Son estructuras de datos utilizadas para encontrar las intersecciones entre múltiples conjuntos o elementos. Los grafos de intersección se utilizan en problemas de optimización y en aplicaciones donde se requiere encontrar relaciones comunes entre diferentes conjuntos de datos.</text:span></text:p>
        </text:list-item>
        <text:list-item>
          <text:p text:style-name="P11"><text:span text:style-name="T1">Árboles de Fenwick (Binary Indexed Trees): Son estructuras de datos eficientes para realizar consultas y actualizaciones de rangos en un arreglo o secuencia. Los árboles de Fenwick se utilizan comúnmente para resolver problemas de sumas acumuladas y se pueden aplicar en algoritmos de compresión y descompresión de datos.</text:span></text:p>
        </text:list-item>
        <text:list-item>
          <text:p text:style-name="P11"><text:span text:style-name="T1">Grafos de vecindad: Son estructuras de datos utilizadas para representar relaciones de vecindad entre elementos. Cada elemento tiene una lista de vecinos adyacentes. Los grafos de vecindad se utilizan en problemas de grafos con interacciones locales, como en algoritmos de búsqueda en grafos y en redes sociales.</text:span></text:p>
        </text:list-item>
        <text:list-item>
          <text:p text:style-name="P11"><text:span text:style-name="T1">Tries comprimidos: Son una variante de los tries que reducen el espacio de almacenamiento al comprimir los prefijos comunes en un solo nodo. Los tries comprimidos se utilizan para representar diccionarios y bases de datos de palabras en aplicaciones como corrección ortográfica y autocompletado.</text:span></text:p>
        </text:list-item>
      </text:list>
      <text:p text:style-name="Standard"/>
      <text:p text:style-name="P4"><text:bookmark text:name="docs-internal-guid-e3bef31d-7fff-6b92-a180-2fc5e6b25078"/>Programación orientada a objetos → OOP</text:p>
      <text:p text:style-name="Text_20_body"/>
      <text:p text:style-name="P3">Patrones de diseño</text:p>
      <text:p text:style-name="P2"><text:a xlink:type="simple" xlink:href="https://refactoring.guru/es/" text:style-name="Internet_20_link" text:visited-style-name="Visited_20_Internet_20_Link"><text:span text:style-name="T1">https://refactoring.guru/es/</text:span></text:a></text:p>
      <text:p text:style-name="P2"><text:a xlink:type="simple" xlink:href="https://devexperto.com/patrones-de-diseno-software/" text:style-name="Internet_20_link" text:visited-style-name="Visited_20_Internet_20_Link"><text:span text:style-name="T1">https://devexperto.com/patrones-de-diseno-software/</text:span></text:a></text:p>
      <text:p text:style-name="P2"><text:a xlink:type="simple" xlink:href="https://www.youtube.com/watch?time_continue=144&amp;v=6BHOeDL8vls&amp;embeds_referring_euri=https%3A%2F%2Fdevexperto.com%2F&amp;source_ve_path=Mjg2NjY&amp;feature=emb_logo&amp;ab_channel=DevExperto-FormaciónAndroid%26Kotlin" text:style-name="Internet_20_link" text:visited-style-name="Visited_20_Internet_20_Link"><text:span text:style-name="T1">https://www.youtube.com/watch?time_continue=144&amp;v=6BHOeDL8vls&amp;embeds_referring_euri=https%3A%2F%2Fdevexperto.com%2F&amp;source_ve_path=Mjg2NjY&amp;feature=emb_logo&amp;ab_channel=DevExperto-Formaci%C3%B3nAndroid%26Kotlin</text:span></text:a></text:p>
      <text:p text:style-name="Standard"/>
      <text:p text:style-name="P4"><text:bookmark text:name="docs-internal-guid-ecbc0060-7fff-a374-1f41-439b8c1332e5"/>Eficiencia de algoritmos.</text:p>
      <text:p text:style-name="P3">Calcular la eficiencia de los algoritmos se realiza mediante el análisis de la complejidad algorítmica. La complejidad algorítmica proporciona una medida cuantitativa de la cantidad de recursos computacionales (como tiempo y espacio) que un algoritmo necesita para resolver un problema en función del tamaño de la entrada.</text:p>
      <text:p text:style-name="P3">Hay dos aspectos principales que se consideran al analizar la eficiencia de un algoritmo:</text:p>
      <text:list text:style-name="L5">
        <text:list-item>
          <text:p text:style-name="P12"><text:span text:style-name="T1">Complejidad temporal: Se refiere a la cantidad de tiempo que tarda un algoritmo en ejecutarse en función del tamaño de la entrada. Se mide en términos de la notación Big O (O), que representa el crecimiento asintótico del tiempo de ejecución a medida que el tamaño de la entrada se aproxima al infinito. Ejemplos comunes de complejidades temporales son O(1), O(log n), O(n), O(n log n), O(n^2), entre otros.</text:span></text:p>
        </text:list-item>
        <text:list-item>
          <text:p text:style-name="P12"><text:span text:style-name="T1">Complejidad espacial: Se refiere a la cantidad de memoria o espacio adicional que un algoritmo requiere para resolver un problema en función del tamaño de la entrada. También se mide en términos de la notación Big O (O) [</text:span><text:a xlink:type="simple" xlink:href="https://aprenderbigdata.com/big-o/" text:style-name="Internet_20_link" text:visited-style-name="Visited_20_Internet_20_Link"><text:span text:style-name="T1">https://aprenderbigdata.com/big-o/</text:span></text:a><text:span text:style-name="T1">] para el crecimiento asintótico del espacio requerido.</text:span></text:p>
        </text:list-item>
      </text:list>
      <text:p text:style-name="P3">Para calcular la eficiencia de un algoritmo, debes seguir estos pasos:</text:p>
      <text:list text:style-name="L6">
        <text:list-item>
          <text:p text:style-name="P6">Identifica las operaciones fundamentales del algoritmo: Determina las operaciones clave que se realizan en el algoritmo, como iteraciones, comparaciones, asignaciones, accesos a datos, etc.</text:p>
        </text:list-item>
        <text:list-item>
          <text:p text:style-name="P6">Establece el tamaño de la entrada: Define el parámetro que representa el tamaño de la entrada del problema que el algoritmo resuelve. Por ejemplo, si el algoritmo ordena una lista, el tamaño de la entrada podría ser el número de elementos en la lista.</text:p>
        </text:list-item>
        <text:list-item>
          <text:p text:style-name="P6">Analiza el rendimiento de las operaciones clave: Determina cuánto tiempo o espacio requiere cada operación fundamental en función del tamaño de la entrada.</text:p>
        </text:list-item>
        <text:list-item>
          <text:p text:style-name="P6">Expresa la complejidad: Utiliza la notación Big O (O) para expresar la complejidad temporal y espacial del algoritmo en términos de la función de crecimiento dominante. Esto proporcionará una estimación general de la eficiencia del algoritmo.</text:p>
        </text:list-item>
      </text:list>
      <text:p text:style-name="P3">Es importante tener en cuenta que el análisis de la eficiencia se basa en suposiciones teóricas y no tiene en cuenta factores como la arquitectura de hardware o las implementaciones específicas del lenguaje de programación. Sin embargo, el análisis de la complejidad algorítmica es una herramienta valiosa para comparar y seleccionar algoritmos en función de su eficiencia relativa.</text:p>
      <text:p text:style-name="P2"><text:span text:style-name="T1">Para calcular la eficiencia de un algoritmo, se deben medir los recursos necesarios para su ejecución y compararlos con los de otros algoritmos </text:span><text:a xlink:type="simple" xlink:href="https://webdiis.unizar.es/asignaturas/TAP/material/eficiencia.pdf" text:style-name="Internet_20_link" text:visited-style-name="Visited_20_Internet_20_Link"><text:span text:style-name="T1">1</text:span></text:a><text:span text:style-name="T1">. La eficiencia de un algoritmo se refiere a la cantidad de recursos que se necesitan para su ejecución y está relacionada con la cantidad de operaciones que se requieren para completar el algoritmo </text:span><text:a xlink:type="simple" xlink:href="https://www.crehana.com/blog/transformacion-digital/eficiencia-de-los-algoritmos/" text:style-name="Internet_20_link" text:visited-style-name="Visited_20_Internet_20_Link"><text:span text:style-name="T1">2</text:span></text:a><text:span text:style-name="T1">. Para medir la eficiencia de un algoritmo, se pueden seguir los siguientes pasos </text:span><text:a xlink:type="simple" xlink:href="https://ricardogeek.com/como-se-mide-y-optimiza-la-eficiencia-de-un-algoritmo/" text:style-name="Internet_20_link" text:visited-style-name="Visited_20_Internet_20_Link"><text:span text:style-name="T1">3</text:span></text:a><text:span text:style-name="T1">: </text:span></text:p>
      <text:p text:style-name="Text_20_body"/>
      <text:list text:style-name="L7">
        <text:list-item>
          <text:p text:style-name="P7">Registrar el tiempo que le toma al algoritmo ejecutarse y los resultados obtenidos a partir de la función desempeñada por el mismo.</text:p>
        </text:list-item>
        <text:list-item>
          <text:p text:style-name="P7"><text:soft-page-break/>Analizar los datos obtenidos para determinar si la eficiencia del algoritmo es la esperada o no.</text:p>
        </text:list-item>
        <text:list-item>
          <text:p text:style-name="P7">Utilizar la notación Big O para analizar la complejidad del algoritmo y determinar su eficiencia en diferentes circunstancias.</text:p>
        </text:list-item>
        <text:list-item>
          <text:p text:style-name="P7">Refactorizar el algoritmo para obtener tiempos de ejecución más rápidos si es necesario.</text:p>
        </text:list-item>
      </text:list>
      <text:p text:style-name="P2"><text:span text:style-name="T1">Es importante tener en cuenta que la eficiencia de un algoritmo puede verse afectada por factores como la precisión y la veracidad necesarias, así como por la forma en que se implementa el algoritmo </text:span><text:a xlink:type="simple" xlink:href="https://es.wikipedia.org/wiki/Eficiencia_algorítmica" text:style-name="Internet_20_link" text:visited-style-name="Visited_20_Internet_20_Link"><text:span text:style-name="T1">4</text:span></text:a><text:span text:style-name="T1">. Por lo tanto, es importante analizar la eficiencia de un algoritmo en diferentes circunstancias para determinar su verdadera eficiencia.</text:span></text:p>
      <text:p text:style-name="Text_20_body"/>
      <text:p text:style-name="P3">El profiling es una técnica utilizada para analizar y medir el rendimiento de un programa en tiempo de ejecución. A diferencia del benchmarking, que se enfoca en la comparación de diferentes algoritmos o implementaciones, el profiling se centra en identificar los cuellos de botella y las áreas problemáticas dentro de un programa específico.</text:p>
      <text:p text:style-name="P3">El objetivo del profiling es obtener información detallada sobre cómo se utiliza el tiempo de CPU y los recursos en un programa, para identificar las partes del código que consumen más recursos y optimizar su rendimiento.</text:p>
      <text:p text:style-name="P3">Aquí hay algunos pasos generales para realizar el profiling de un programa:</text:p>
      <text:list text:style-name="L8">
        <text:list-item>
          <text:p text:style-name="P13"><text:span text:style-name="T1">Seleccionar una herramienta de profiling: Existen varias herramientas de profiling disponibles que proporcionan información detallada sobre el rendimiento del programa. Algunas herramientas comunes incluyen VisualVM, Profiler de IntelliJ IDEA, Perf en Linux, Instruments en macOS, y muchos otros. Selecciona una herramienta que sea compatible con el lenguaje de programación y el entorno en el que estás trabajando.</text:span></text:p>
        </text:list-item>
        <text:list-item>
          <text:p text:style-name="P13"><text:span text:style-name="T1">Ejecutar el programa con el profiler: Inicia la herramienta de profiling y configúrala para monitorear la ejecución de tu programa. Esto puede implicar la configuración de puntos de inicio y finalización, establecimiento de umbrales de rendimiento, selección de métricas de interés, etc.</text:span></text:p>
        </text:list-item>
        <text:list-item>
          <text:p text:style-name="P13"><text:span text:style-name="T1">Realizar el profiling: Ejecuta el programa con el profiler habilitado y permite que registre información sobre el rendimiento en tiempo de ejecución. El profiler recopilará datos sobre el tiempo de CPU utilizado, la memoria asignada, las llamadas a funciones, las líneas de código ejecutadas, entre otros.</text:span></text:p>
        </text:list-item>
        <text:list-item>
          <text:p text:style-name="P13"><text:span text:style-name="T1">Analizar los resultados: Examina los datos recopilados por el profiler y analiza las métricas relevantes. Identifica las áreas del código que consumen más tiempo de CPU o memoria y busca patrones o problemas recurrentes. Presta especial atención a las partes del código que se ejecutan con mayor frecuencia o que tienen un alto impacto en el rendimiento global del programa.</text:span></text:p>
        </text:list-item>
        <text:list-item>
          <text:p text:style-name="P13"><text:span text:style-name="T1">Optimizar y ajustar el código: Utiliza los resultados del profiling para tomar decisiones informadas sobre cómo optimizar el código problemático. Puedes realizar cambios en el algoritmo, mejorar la eficiencia de las estructuras de datos utilizadas, aplicar técnicas de </text:span><text:soft-page-break/><text:span text:style-name="T1">caching o memorización, entre otros enfoques. Luego, repite el proceso de profiling para evaluar si las optimizaciones han tenido un impacto positivo en el rendimiento.</text:span></text:p>
        </text:list-item>
      </text:list>
      <text:p text:style-name="P3">El profiling es una herramienta valiosa para identificar cuellos de botella y áreas de mejora en el rendimiento de un programa. Al comprender cómo se utilizan los recursos durante la ejecución, puedes tomar medidas específicas para mejorar la eficiencia y la velocidad de tu código.</text:p>
      <text:p text:style-name="P3">Algoritmos de ordenación</text:p>
      <text:list text:style-name="L9">
        <text:list-item>
          <text:p text:style-name="P14"><text:span text:style-name="T1">Burbuja (Bubble Sort): Compara y intercambia elementos adyacentes hasta que todos los elementos estén en su posición correcta.</text:span></text:p>
        </text:list-item>
        <text:list-item>
          <text:p text:style-name="P14"><text:span text:style-name="T1">Selección (Selection Sort): Encuentra el elemento mínimo en cada pasada y lo coloca en su posición correcta.</text:span></text:p>
        </text:list-item>
        <text:list-item>
          <text:p text:style-name="P14"><text:span text:style-name="T1">Inserción (Insertion Sort): Inserta cada elemento en su posición correcta dentro de una sublista ordenada.</text:span></text:p>
        </text:list-item>
        <text:list-item>
          <text:p text:style-name="P14"><text:span text:style-name="T1">Merge Sort: Divide la lista en dos mitades, las ordena por separado y luego las combina en una sola lista ordenada.</text:span></text:p>
        </text:list-item>
        <text:list-item>
          <text:p text:style-name="P14"><text:span text:style-name="T1">Quicksort: Divide la lista en subconjuntos basados en un pivote, y luego ordena recursivamente cada subconjunto.</text:span></text:p>
        </text:list-item>
        <text:list-item>
          <text:p text:style-name="P14"><text:span text:style-name="T1">Heapsort: Crea un montículo (heap) a partir de la lista y extrae repetidamente el elemento máximo para obtener una lista ordenada.</text:span></text:p>
        </text:list-item>
        <text:list-item>
          <text:p text:style-name="P14"><text:span text:style-name="T1">Counting Sort: Cuenta el número de elementos menores o iguales en cada posición y luego los coloca en orden.</text:span></text:p>
        </text:list-item>
        <text:list-item>
          <text:p text:style-name="P14"><text:span text:style-name="T1">Radix Sort: Ordena los elementos según los dígitos, comenzando por el dígito menos significativo hasta el más significativo.</text:span></text:p>
        </text:list-item>
        <text:list-item>
          <text:p text:style-name="P14"><text:span text:style-name="T1">Shell Sort: Divide la lista en subgrupos y los ordena utilizando inserción, reduciendo gradualmente el tamaño de los subgrupos.</text:span></text:p>
        </text:list-item>
        <text:list-item>
          <text:p text:style-name="P14"><text:span text:style-name="T1">Bucket Sort: Distribuye los elementos en "cubetas" según sus valores y luego las ordena individualmente.</text:span></text:p>
        </text:list-item>
        <text:list-item>
          <text:p text:style-name="P14"><text:span text:style-name="T1">Gnome Sort: Compara elementos adyacentes y retrocede si están en el orden incorrecto.</text:span></text:p>
        </text:list-item>
        <text:list-item>
          <text:p text:style-name="P14"><text:span text:style-name="T1">Cocktail Sort: Es una variante del Bubble Sort que realiza pasadas en ambas direcciones.</text:span></text:p>
        </text:list-item>
        <text:list-item>
          <text:p text:style-name="P14"><text:span text:style-name="T1">Tim Sort: Combina Merge Sort y Insertion Sort para obtener un algoritmo eficiente en datos casi ordenados.</text:span></text:p>
        </text:list-item>
        <text:list-item>
          <text:p text:style-name="P14"><text:span text:style-name="T1">Comb Sort: Similar al Bubble Sort, pero con una brecha mayor para intercambiar elementos distantes.</text:span></text:p>
        </text:list-item>
        <text:list-item>
          <text:p text:style-name="P14"><text:span text:style-name="T1">Cycle Sort: Coloca cada elemento en su posición correcta, evitando los movimientos redundantes.</text:span></text:p>
        </text:list-item>
        <text:list-item>
          <text:p text:style-name="P14"><text:span text:style-name="T1">Tree Sort: Construye un árbol binario de búsqueda con los elementos y luego realiza un recorrido en orden para obtener la lista ordenada.</text:span></text:p>
        </text:list-item>
        <text:list-item>
          <text:p text:style-name="P14"><text:soft-page-break/><text:span text:style-name="T1">Pigeonhole Sort: Similar al Counting Sort, pero utilizado para ordenar elementos que tienen valores repetidos.</text:span></text:p>
        </text:list-item>
        <text:list-item>
          <text:p text:style-name="P14"><text:span text:style-name="T1">Bitonic Sort: Divide la lista en secuencias bitónicas (secuencias que primero aumentan y luego disminuyen) y las fusiona en una sola secuencia ordenada.</text:span></text:p>
        </text:list-item>
        <text:list-item>
          <text:p text:style-name="P14"><text:span text:style-name="T1">Radix Exchange Sort: Es una variante del Quicksort que utiliza el radix sort para realizar particiones.</text:span></text:p>
        </text:list-item>
        <text:list-item>
          <text:p text:style-name="P14"><text:span text:style-name="T1">Smoothsort: Es una variante del Heapsort que utiliza un montículo especial llamado montículo de Dijkstra para lograr una eficiencia adicional.</text:span></text:p>
        </text:list-item>
        <text:list-item>
          <text:p text:style-name="P14"><text:span text:style-name="T1">Library Sort: Utiliza estructuras de datos de ordenación interna (como los árboles AVL) para ordenar los elementos.</text:span></text:p>
        </text:list-item>
        <text:list-item>
          <text:p text:style-name="P14"><text:span text:style-name="T1">Flashsort: Utiliza la distribución de frecuencia para identificar posiciones aproximadas de los elementos y luego los ordena utilizando inserción.</text:span></text:p>
        </text:list-item>
        <text:list-item>
          <text:p text:style-name="P14"><text:span text:style-name="T1">Binary Insertion Sort: Utiliza la búsqueda binaria para encontrar la posición correcta de cada elemento en la sublista ordenada.</text:span></text:p>
        </text:list-item>
        <text:list-item>
          <text:p text:style-name="P14"><text:span text:style-name="T1">Cycle Sort (Recursive): Una variante recursiva del Cycle Sort que ordena la lista en varias pasadas hasta que todos los elementos estén en su posición correcta.</text:span></text:p>
        </text:list-item>
        <text:list-item>
          <text:p text:style-name="P14"><text:span text:style-name="T1">Odd-Even Sort: Compara y intercambia elementos en posiciones impares y pares en pasadas alternas hasta que la lista esté ordenada.</text:span></text:p>
        </text:list-item>
        <text:list-item>
          <text:p text:style-name="P14"><text:span text:style-name="T1">Patience Sort: Utiliza una estructura de datos llamada "pilas de paciencia" para ordenar los elementos de manera eficiente.</text:span></text:p>
        </text:list-item>
        <text:list-item>
          <text:p text:style-name="P14"><text:span text:style-name="T1">Block Sort: Divide la lista en bloques y los ordena por separado, utilizando un algoritmo de ordenación eficiente para cada bloque.</text:span></text:p>
        </text:list-item>
        <text:list-item>
          <text:p text:style-name="P14"><text:span text:style-name="T1">Grail Sort: Combina Merge Sort con técnicas de búsqueda binaria para lograr una eficiencia adicional en datos grandes.</text:span></text:p>
        </text:list-item>
        <text:list-item>
          <text:p text:style-name="P14"><text:span text:style-name="T1">Spaghetti Sort: Utiliza hilos imaginarios para comparar y ordenar los elementos de manera eficiente.</text:span></text:p>
        </text:list-item>
        <text:list-item>
          <text:p text:style-name="P14"><text:span text:style-name="T1">Smoothsort Bottom-Up: Una variante Bottom-Up del Smoothsort que utiliza una estructura de datos llamada árbol de Leonardo para lograr una eficiencia adicional.</text:span></text:p>
        </text:list-item>
      </text:list>
      <text:p text:style-name="P3">Aquí tienes un ranking aproximado de rapidez para los algoritmos de búsqueda que mencionaste, considerando el peor caso:</text:p>
      <text:list text:style-name="L10">
        <text:list-item>
          <text:p text:style-name="P8">Tim Sort</text:p>
        </text:list-item>
        <text:list-item>
          <text:p text:style-name="P8">Merge Sort</text:p>
        </text:list-item>
        <text:list-item>
          <text:p text:style-name="P8">Quicksort</text:p>
        </text:list-item>
        <text:list-item>
          <text:p text:style-name="P8">Smoothsort</text:p>
        </text:list-item>
        <text:list-item>
          <text:p text:style-name="P8">Tree Sort</text:p>
        </text:list-item>
        <text:list-item>
          <text:p text:style-name="P8">Flashsort</text:p>
        </text:list-item>
        <text:list-item>
          <text:p text:style-name="P8"><text:soft-page-break/>Patience Sort</text:p>
        </text:list-item>
        <text:list-item>
          <text:p text:style-name="P8">Bitonic Sort</text:p>
        </text:list-item>
        <text:list-item>
          <text:p text:style-name="P8">Radix Sort</text:p>
        </text:list-item>
        <text:list-item>
          <text:p text:style-name="P8">Radix Exchange Sort</text:p>
        </text:list-item>
        <text:list-item>
          <text:p text:style-name="P8">Block Sort</text:p>
        </text:list-item>
        <text:list-item>
          <text:p text:style-name="P8">Smoothsort Bottom-Up</text:p>
        </text:list-item>
        <text:list-item>
          <text:p text:style-name="P8">Heapsort</text:p>
        </text:list-item>
        <text:list-item>
          <text:p text:style-name="P8">Counting Sort</text:p>
        </text:list-item>
        <text:list-item>
          <text:p text:style-name="P8">Bucket Sort</text:p>
        </text:list-item>
        <text:list-item>
          <text:p text:style-name="P8">Library Sort</text:p>
        </text:list-item>
        <text:list-item>
          <text:p text:style-name="P8">Cycle Sort (Recursive)</text:p>
        </text:list-item>
        <text:list-item>
          <text:p text:style-name="P8">Pigeonhole Sort</text:p>
        </text:list-item>
        <text:list-item>
          <text:p text:style-name="P8">Binary Insertion Sort</text:p>
        </text:list-item>
        <text:list-item>
          <text:p text:style-name="P8">Insertion Sort</text:p>
        </text:list-item>
        <text:list-item>
          <text:p text:style-name="P8">Shell Sort</text:p>
        </text:list-item>
        <text:list-item>
          <text:p text:style-name="P8">Comb Sort</text:p>
        </text:list-item>
        <text:list-item>
          <text:p text:style-name="P8">Selection Sort</text:p>
        </text:list-item>
        <text:list-item>
          <text:p text:style-name="P8">Gnome Sort</text:p>
        </text:list-item>
        <text:list-item>
          <text:p text:style-name="P8">Cocktail Sort</text:p>
        </text:list-item>
        <text:list-item>
          <text:p text:style-name="P8">Odd-Even Sort</text:p>
        </text:list-item>
        <text:list-item>
          <text:p text:style-name="P8">Bubble Sort</text:p>
        </text:list-item>
        <text:list-item>
          <text:p text:style-name="P8">Cycle Sort</text:p>
        </text:list-item>
        <text:list-item>
          <text:p text:style-name="P8">Spaghetti Sort</text:p>
        </text:list-item>
      </text:list>
      <text:p text:style-name="Standard"/>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7T20:47:59.159811250</meta:creation-date>
    <dc:date>2023-09-27T20:51:14.267010686</dc:date>
    <meta:editing-duration>PT3M15S</meta:editing-duration>
    <meta:editing-cycles>1</meta:editing-cycles>
    <meta:document-statistic meta:table-count="0" meta:image-count="0" meta:object-count="0" meta:page-count="18" meta:paragraph-count="199" meta:word-count="6043" meta:character-count="39907" meta:non-whitespace-character-count="34235"/>
    <meta:generator>LibreOffice/7.6.2.1$Linux_X86_64 LibreOffice_project/60$Build-1</meta:generator>
  </office:meta>
</office:document-meta>
</file>